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B0000015182CD3C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heads_20_1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solid" svg:stroke-color="#000000" draw:fill="solid" draw:fill-color="#ffffff" fo:min-height="1.55cm"/>
    </style:style>
    <style:style style:name="gr9" style:family="graphic" style:parent-style-name="standard">
      <style:graphic-properties draw:stroke="solid" svg:stroke-color="#000000" draw:fill="solid" draw:fill-color="#ffffff" fo:min-height="1.8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heads_20_1" draw:textarea-horizontal-align="center" draw:textarea-vertical-align="middle"/>
    </style:style>
    <style:style style:name="gr12" style:family="graphic" style:parent-style-name="standard">
      <style:graphic-properties draw:marker-start="Arrowheads_20_1" draw:marker-end="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solid" draw:fill-color="#ffffff" fo:min-height="1.3cm"/>
    </style:style>
    <style:style style:name="gr14" style:family="graphic" style:parent-style-name="standard">
      <style:graphic-properties draw:stroke="dash" draw:stroke-dash="Ultrafine_20_Dashed" draw:fill="none" draw:fill-color="#dc2300" draw:fill-hatch-name="Black_20_90_20_Degrees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T1" style:family="text">
      <style:text-properties fo:font-size="12pt" fo:font-weight="bold"/>
    </style:style>
    <style:style style:name="T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7cm" svg:height="7.15cm" svg:x="5.35cm" svg:y="12.55cm">
          <draw:image xlink:href="Pictures/100000000000016B0000015182CD3C29.png" xlink:type="simple" xlink:show="embed" xlink:actuate="onLoad">
            <text:p/>
          </draw:image>
        </draw:frame>
        <draw:frame draw:style-name="gr2" draw:text-style-name="P2" draw:layer="layout" svg:width="2.15cm" svg:height="0.75cm" svg:x="5.3cm" svg:y="11.15cm">
          <draw:text-box>
            <text:p text:style-name="P2"><text:span text:style-name="T1">ECBOT</text:span></text:p>
          </draw:text-box>
        </draw:frame>
        <draw:custom-shape draw:style-name="gr3" draw:text-style-name="P4" draw:id="id1" draw:layer="layout" svg:width="2.5cm" svg:height="0.95cm" svg:x="2.65cm" svg:y="4.973cm">
          <text:p text:style-name="P3"><text:span text:style-name="T2">Camer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3" draw:layer="layout" svg:width="2.5cm" svg:height="0.95cm" svg:x="2.65cm" svg:y="6.15cm">
          <text:p text:style-name="P3"><text:span text:style-name="T2">InfraR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" draw:layer="layout" svg:width="2.55cm" svg:height="0.95cm" svg:x="2.62cm" svg:y="7.55cm">
          <text:p text:style-name="P3"><text:span text:style-name="T2">Motor</text:span></text:p>
          <text:p text:style-name="P3"><text:span text:style-name="T2">Command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65cm" svg:y1="6.673cm" svg:x2="2.6cm" svg:y2="6.673cm">
          <text:p/>
        </draw:line>
        <draw:line draw:style-name="gr4" draw:text-style-name="P1" draw:layer="layout" svg:x1="1.65cm" svg:y1="5.473cm" svg:x2="2.6cm" svg:y2="5.473cm">
          <text:p/>
        </draw:line>
        <draw:line draw:style-name="gr5" draw:text-style-name="P1" draw:layer="layout" svg:x1="1.65cm" svg:y1="8.05cm" svg:x2="2.6cm" svg:y2="8.05cm">
          <text:p/>
        </draw:line>
        <draw:custom-shape draw:style-name="gr6" draw:text-style-name="P1" draw:layer="layout" svg:width="3.4cm" svg:height="6.55cm" svg:x="6.35cm" svg:y="3.97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5cm" svg:height="0.747cm" svg:x="6.75cm" svg:y="4.203cm">
          <draw:text-box>
            <text:p text:style-name="P2"><text:span text:style-name="T1">SERVER</text:span></text:p>
          </draw:text-box>
        </draw:frame>
        <draw:frame draw:style-name="gr8" draw:text-style-name="P3" draw:id="id2" draw:layer="layout" svg:width="2.7cm" svg:height="1.8cm" svg:x="6.7cm" svg:y="5.05cm">
          <draw:text-box>
            <text:p text:style-name="P3"><text:span text:style-name="T2">Sensor Data</text:span></text:p>
            <text:p text:style-name="P3"><text:span text:style-name="T2">Processing</text:span></text:p>
          </draw:text-box>
        </draw:frame>
        <draw:frame draw:style-name="gr9" draw:text-style-name="P3" draw:id="id5" draw:layer="layout" svg:width="2.721cm" svg:height="2.05cm" svg:x="6.729cm" svg:y="7.65cm">
          <draw:text-box>
            <text:p text:style-name="P3"><text:span text:style-name="T2"/></text:p>
            <text:p text:style-name="P3"><text:span text:style-name="T2">Commands</text:span></text:p>
            <text:p text:style-name="P3"><text:span text:style-name="T2">generator</text:span></text:p>
          </draw:text-box>
        </draw:frame>
        <draw:connector draw:style-name="gr10" draw:text-style-name="P1" draw:layer="layout" svg:x1="5.15cm" svg:y1="5.448cm" svg:x2="6.7cm" svg:y2="5.95cm" draw:start-shape="id1" draw:start-glue-point="1" draw:end-shape="id2" draw:end-glue-point="3">
          <text:p/>
        </draw:connector>
        <draw:connector draw:style-name="gr11" draw:text-style-name="P1" draw:layer="layout" svg:x1="5.15cm" svg:y1="6.625cm" svg:x2="6.7cm" svg:y2="5.95cm" draw:start-shape="id3" draw:start-glue-point="1" draw:end-shape="id2">
          <text:p/>
        </draw:connector>
        <draw:connector draw:style-name="gr12" draw:text-style-name="P1" draw:layer="layout" svg:x1="5.17cm" svg:y1="8.025cm" svg:x2="6.729cm" svg:y2="8.675cm" draw:start-shape="id4" draw:start-glue-point="1" draw:end-shape="id5" draw:end-glue-point="3">
          <text:p/>
        </draw:connector>
        <draw:custom-shape draw:style-name="gr3" draw:text-style-name="P4" draw:id="id7" draw:layer="layout" svg:width="2.55cm" svg:height="0.95cm" svg:x="2.65cm" svg:y="8.75cm">
          <text:p text:style-name="P3"><text:span text:style-name="T2">LEDs</text:span></text:p>
          <text:p text:style-name="P3"><text:span text:style-name="T2">Command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cm" svg:y1="9.2cm" svg:x2="2.65cm" svg:y2="9.2cm">
          <text:p/>
        </draw:line>
        <draw:custom-shape draw:style-name="gr6" draw:text-style-name="P1" draw:layer="layout" svg:width="3.4cm" svg:height="6.55cm" svg:x="10.8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5cm" svg:height="0.747cm" svg:x="11.25cm" svg:y="4.23cm">
          <draw:text-box>
            <text:p text:style-name="P2"><text:span text:style-name="T1">CLIENT</text:span></text:p>
          </draw:text-box>
        </draw:frame>
        <draw:frame draw:style-name="gr13" draw:text-style-name="P3" draw:id="id6" draw:layer="layout" svg:width="2.721cm" svg:height="1.55cm" svg:x="11.2cm" svg:y="6.6cm">
          <draw:text-box>
            <text:p text:style-name="P3"><text:span text:style-name="T2">Control</text:span></text:p>
            <text:p text:style-name="P3"><text:span text:style-name="T2">Algorithm</text:span></text:p>
          </draw:text-box>
        </draw:frame>
        <draw:connector draw:style-name="gr11" draw:text-style-name="P1" draw:layer="layout" svg:x1="9.4cm" svg:y1="5.95cm" svg:x2="12.56cm" svg:y2="6.6cm" draw:start-shape="id2" draw:start-glue-point="1" draw:end-shape="id6" draw:end-glue-point="0">
          <text:p/>
        </draw:connector>
        <draw:connector draw:style-name="gr11" draw:text-style-name="P1" draw:layer="layout" svg:x1="12.56cm" svg:y1="8.15cm" svg:x2="9.45cm" svg:y2="8.675cm" draw:start-shape="id6" draw:start-glue-point="2" draw:end-shape="id5" draw:end-glue-point="1">
          <text:p/>
        </draw:connector>
        <draw:custom-shape draw:style-name="gr14" draw:text-style-name="P1" draw:layer="layout" svg:width="8.8cm" svg:height="8.65cm" svg:x="1.6cm" svg:y="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15cm" svg:height="8.65cm" svg:x="1.6cm" svg:y="3.25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729cm" svg:y1="8.675cm" svg:x2="5.2cm" svg:y2="9.225cm" draw:start-shape="id5" draw:start-glue-point="3" draw:end-shape="id7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-45_20_Degrees" draw:display-name="Black -45 Degrees" draw:style="single" draw:color="#000000" draw:distance="0.102cm" draw:rotation="3150"/>
    <draw:hatch draw:name="Black_20_90_20_Degrees" draw:display-name="Black 90 Degrees" draw:style="single" draw:color="#000000" draw:distance="0.102cm" draw:rotation="900"/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los Camargo</meta:initial-creator>
    <meta:creation-date>2007-08-13T19:26:13</meta:creation-date>
    <dc:creator>Carlos Camargo</dc:creator>
    <dc:date>2007-08-13T22:07:32</dc:date>
    <dc:language>en-AU</dc:language>
    <meta:editing-cycles>2</meta:editing-cycles>
    <meta:editing-duration>PT10M2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